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381" calcext:value-type="float">
            <text:p>38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390" calcext:value-type="float">
            <text:p>390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1*380 " calcext:value-type="string">
            <text:p>%\set Score.skipTypesetting = ##t s1*38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9 " calcext:value-type="string">
            <text:p>%\set Score.skipTypesetting = ##f s1*9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42 " calcext:value-type="string">
            <text:p>%\set Score.skipTypesetting = ##t s1*42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381" calcext:value-type="float">
            <text:p>38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381" calcext:value-type="float">
            <text:p>381</text:p>
          </table:table-cell>
          <table:table-cell table:style-name="ce47" table:formula="of:=[.D3]" office:value-type="float" office:value="390" calcext:value-type="float">
            <text:p>390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381" calcext:value-type="float">
            <text:p>-381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390" calcext:value-type="float">
            <text:p>390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390" calcext:value-type="float">
            <text:p>-390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381" calcext:value-type="float">
            <text:p>38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8" calcext:value-type="float">
            <text:p>8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39];[.AE$36]&gt;=[.$X39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39];[.AF$36]&gt;=[.$X39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39];[.AG$36]&gt;=[.$X39]);INDEX([.$Z$37:.$AG$37];[.AG$36]);&quot;&quot;)" office:value-type="float" office:value="341" calcext:value-type="float">
            <text:p>341</text:p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200" calcext:value-type="float">
            <text:p>200</text:p>
          </table:table-cell>
          <table:table-cell table:formula="of:=IF([.AD39]=&quot;&quot;;0;MIN([.$AE$37]-[.V39];[.$AE$37]-[.$AD$37];[.W39]-[.V39]-[.AH39]-[.AI39]-[.AJ39]-[.AK39]))" office:value-type="float" office:value="2" calcext:value-type="float">
            <text:p>2</text:p>
          </table:table-cell>
          <table:table-cell table:formula="of:=IF([.AE39]=&quot;&quot;;0;MIN([.$AF$37]-[.V39];[.$AF$37]-[.$AE$37];[.W39]-[.V39]-[.AH39]-[.AI39]-[.AJ39]-[.AK39]-[.AL39]))" office:value-type="float" office:value="2" calcext:value-type="float">
            <text:p>2</text:p>
          </table:table-cell>
          <table:table-cell table:formula="of:=IF([.AF39]=&quot;&quot;;0;MIN([.$AG$37]-[.V39];[.$AG$37]-[.$AF$37];[.W39]-[.V39]-[.AH39]-[.AI39]-[.AJ39]-[.AK39]-[.AL39]-[.AM39]))" office:value-type="float" office:value="48" calcext:value-type="float">
            <text:p>48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200 s2.*2 s1*2 s2*48 " calcext:value-type="string">
            <text:p>s2*84 s2.*2 s1*2 s2*200 s2.*2 s1*2 s2*48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381" calcext:value-type="float">
            <text:p>381</text:p>
          </table:table-cell>
          <table:table-cell table:style-name="ce47" table:formula="of:=[.D3]" office:value-type="float" office:value="390" calcext:value-type="float">
            <text:p>390</text:p>
          </table:table-cell>
          <table:table-cell table:style-name="ce44" table:formula="of:=MATCH([.V40];[.$Z$37:.$AG$37];1)" office:value-type="float" office:value="8" calcext:value-type="float">
            <text:p>8</text:p>
          </table:table-cell>
          <table:table-cell table:style-name="ce44" table:formula="of:=MATCH([.W40];[.$Z$37:.$AG$37];1)" office:value-type="float" office:value="8" calcext:value-type="float">
            <text:p>8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 office:value-type="float" office:value="341" calcext:value-type="float">
            <text:p>341</text:p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>
            <text:p/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390" calcext:value-type="float">
            <text:p>390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8" calcext:value-type="float">
            <text:p>8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>
            <text:p/>
          </table:table-cell>
          <table:table-cell table:style-name="ce2" table:formula="of:=IF(AND([.AD$36]&lt;=[.$Y41];[.AD$36]&gt;=[.$X41]);INDEX([.$Z$37:.$AG$37];[.AD$36]);&quot;&quot;)">
            <text:p/>
          </table:table-cell>
          <table:table-cell table:style-name="ce2" table:formula="of:=IF(AND([.AE$36]&lt;=[.$Y41];[.AE$36]&gt;=[.$X41]);INDEX([.$Z$37:.$AG$37];[.AE$36]);&quot;&quot;)">
            <text:p/>
          </table:table-cell>
          <table:table-cell table:style-name="ce2" table:formula="of:=IF(AND([.AF$36]&lt;=[.$Y41];[.AF$36]&gt;=[.$X41]);INDEX([.$Z$37:.$AG$37];[.AF$36]);&quot;&quot;)">
            <text:p/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0" calcext:value-type="float">
            <text:p>0</text:p>
          </table:table-cell>
          <table:table-cell table:formula="of:=IF([.AD41]=&quot;&quot;;0;MIN([.$AE$37]-[.V41];[.$AE$37]-[.$AD$37];[.W41]-[.V41]-[.AH41]-[.AI41]-[.AJ41]-[.AK41]))" office:value-type="float" office:value="0" calcext:value-type="float">
            <text:p>0</text:p>
          </table:table-cell>
          <table:table-cell table:formula="of:=IF([.AE41]=&quot;&quot;;0;MIN([.$AF$37]-[.V41];[.$AF$37]-[.$AE$37];[.W41]-[.V41]-[.AH41]-[.AI41]-[.AJ41]-[.AK41]-[.AL41]))" office:value-type="float" office:value="0" calcext:value-type="float">
            <text:p>0</text:p>
          </table:table-cell>
          <table:table-cell table:formula="of:=IF([.AF41]=&quot;&quot;;0;MIN([.$AG$37]-[.V41];[.$AG$37]-[.$AF$37];[.W41]-[.V41]-[.AH41]-[.AI41]-[.AJ41]-[.AK41]-[.AL41]-[.AM41]))" office:value-type="float" office:value="0" calcext:value-type="float">
            <text:p>0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>
            <text:p/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381" calcext:value-type="float">
            <text:p>38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380" calcext:value-type="float">
            <text:p>380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380 " calcext:value-type="string">
            <text:p>s1*380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381" calcext:value-type="float">
            <text:p>381</text:p>
          </table:table-cell>
          <table:table-cell table:formula="of:=[.D3]" office:value-type="float" office:value="390" calcext:value-type="float">
            <text:p>390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9" calcext:value-type="float">
            <text:p>9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9 " calcext:value-type="string">
            <text:p>s1*9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390" calcext:value-type="float">
            <text:p>390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42" calcext:value-type="float">
            <text:p>42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42 " calcext:value-type="string">
            <text:p>s1*42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6)" calcext:value-type="string">
            <text:p><text:s text:c="4"/>#'((Y-offset . 136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42)" calcext:value-type="string">
            <text:p><text:s text:c="4"/>#'((Y-offset . 14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1*380 " calcext:value-type="string">
            <text:p>%\set Score.skipTypesetting = ##t s1*380 </text:p>
          </table:table-cell>
        </table:table-row>
        <table:table-row table:style-name="ro1">
          <table:table-cell table:formula="of:=[$COND.BB5]" office:value-type="string" office:string-value="%\set Score.skipTypesetting = ##f s1*9 " calcext:value-type="string">
            <text:p>%\set Score.skipTypesetting = ##f s1*9 </text:p>
          </table:table-cell>
        </table:table-row>
        <table:table-row table:style-name="ro1">
          <table:table-cell table:formula="of:=[$COND.BB6]" office:value-type="string" office:string-value="%\set Score.skipTypesetting = ##t s1*42 " calcext:value-type="string">
            <text:p>%\set Score.skipTypesetting = ##t s1*42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6)" calcext:value-type="string">
            <text:p><text:s text:c="4"/>#'((Y-offset . 136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3 12 8 9 9 11)))" calcext:value-type="string">
            <text:p><text:s text:c="6"/>(alignment-distances . (9 10 13 12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5 11 12 9 9 10 9)))" calcext:value-type="string">
            <text:p><text:s text:c="6"/>(alignment-distances . (10 9 10 15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65]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81]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42)" calcext:value-type="string">
            <text:p><text:s text:c="4"/>#'((Y-offset . 142)</text:p>
          </table:table-cell>
        </table:table-row>
        <table:table-row table:style-name="ro1">
          <table:table-cell table:formula="of:=[$COND.BB285]" office:value-type="string" office:string-value="      (alignment-distances . (8 8 8 9 9 9 10 11 9 8 8)))" calcext:value-type="string">
            <text:p><text:s text:c="6"/>(alignment-distances . (8 8 8 9 9 9 10 11 9 8 8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89]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293]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7]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309]" office:value-type="string" office:string-value="      (alignment-distances . (9 11 10 11 10 11 10 9)))" calcext:value-type="string">
            <text:p><text:s text:c="6"/>(alignment-distances . (9 11 10 11 10 11 10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10 11 10 11 9 9 9 9)))" calcext:value-type="string">
            <text:p><text:s text:c="6"/>(alignment-distances . (9 10 11 10 11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10 14 14 13 9 10 9 9)))" calcext:value-type="string">
            <text:p><text:s text:c="6"/>(alignment-distances . (9 9 10 14 14 13 9 10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14 14 10 11 10 10)))" calcext:value-type="string">
            <text:p><text:s text:c="6"/>(alignment-distances . (14 14 10 11 10 10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13 12 14 12 12 10 10)))" calcext:value-type="string">
            <text:p><text:s text:c="6"/>(alignment-distances . (13 12 14 12 12 10 10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329]" office:value-type="string" office:string-value="      (alignment-distances . (8 8 8 10 8 13 8 8 8 8)))" calcext:value-type="string">
            <text:p><text:s text:c="6"/>(alignment-distances . (8 8 8 10 8 13 8 8 8 8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333]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3:18:12.29446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4-09T00:04:45.807109170</dc:date>
    <meta:editing-duration>P8DT6H48M56S</meta:editing-duration>
    <meta:editing-cycles>1568</meta:editing-cycles>
    <meta:generator>LibreOffice/6.4.2.2$Linux_X86_64 LibreOffice_project/40$Build-2</meta:generator>
    <meta:document-statistic meta:table-count="4" meta:cell-count="1450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